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Olton NE Quad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1904" calcext:value-type="float">
            <text:p>83.0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Olton NE Qu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9672" calcext:value-type="float">
            <text:p>82.7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Olton NE Quad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696" calcext:value-type="float">
            <text:p>82.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Olton NE Quad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7296" calcext:value-type="float">
            <text:p>81.9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Olton NE Quad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2768" calcext:value-type="float">
            <text:p>81.5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Olton NE Quad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1392" calcext:value-type="float">
            <text:p>81.2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Olton NE Quad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6592" calcext:value-type="float">
            <text:p>80.9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Olton NE Quad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8328" calcext:value-type="float">
            <text:p>80.3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Olton NE Quad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908" calcext:value-type="float">
            <text:p>80.2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Olton NE Quad</text:p>
          </table:table-cell>
          <table:table-cell office:value-type="string" calcext:value-type="string">
            <text:p>2016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6428" calcext:value-type="float">
            <text:p>79.9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Olton NE Quad</text:p>
          </table:table-cell>
          <table:table-cell office:value-type="string" calcext:value-type="string">
            <text:p>201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2256" calcext:value-type="float">
            <text:p>79.7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Olton NE Quad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3616" calcext:value-type="float">
            <text:p>79.2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Olton NE Quad</text:p>
          </table:table-cell>
          <table:table-cell office:value-type="string" calcext:value-type="string">
            <text:p>201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836" calcext:value-type="float">
            <text:p>78.3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Olton NE Quad</text:p>
          </table:table-cell>
          <table:table-cell office:value-type="string" calcext:value-type="string">
            <text:p>201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5856" calcext:value-type="float">
            <text:p>78.0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Olton NE Quad</text:p>
          </table:table-cell>
          <table:table-cell office:value-type="string" calcext:value-type="string">
            <text:p>201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9576" calcext:value-type="float">
            <text:p>77.3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Olton NE Quad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Olton NE Quad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3632" calcext:value-type="float">
            <text:p>76.3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Olton NE Quad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3824" calcext:value-type="float">
            <text:p>75.5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Olton NE Quad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704" calcext:value-type="float">
            <text:p>75.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Olton NE Quad</text:p>
          </table:table-cell>
          <table:table-cell office:value-type="string" calcext:value-type="string">
            <text:p>200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9048" calcext:value-type="float">
            <text:p>74.6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Olton NE Quad</text:p>
          </table:table-cell>
          <table:table-cell office:value-type="string" calcext:value-type="string">
            <text:p>200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3872" calcext:value-type="float">
            <text:p>74.4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Olton NE Quad</text:p>
          </table:table-cell>
          <table:table-cell office:value-type="string" calcext:value-type="string">
            <text:p>200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2392" calcext:value-type="float">
            <text:p>74.0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Olton NE Quad</text:p>
          </table:table-cell>
          <table:table-cell office:value-type="string" calcext:value-type="string">
            <text:p>200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1184" calcext:value-type="float">
            <text:p>73.4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Olton NE Quad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1272" calcext:value-type="float">
            <text:p>72.6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Olton NE Quad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Olton NE Quad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748" calcext:value-type="float">
            <text:p>71.2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Olton NE Quad</text:p>
          </table:table-cell>
          <table:table-cell office:value-type="string" calcext:value-type="string">
            <text:p>199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Olton NE Quad</text:p>
          </table:table-cell>
          <table:table-cell office:value-type="string" calcext:value-type="string">
            <text:p>1998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3272" calcext:value-type="float">
            <text:p>69.6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Olton NE Quad</text:p>
          </table:table-cell>
          <table:table-cell office:value-type="string" calcext:value-type="string">
            <text:p>199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8976" calcext:value-type="float">
            <text:p>68.7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Olton NE Quad</text:p>
          </table:table-cell>
          <table:table-cell office:value-type="string" calcext:value-type="string">
            <text:p>199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176" calcext:value-type="float">
            <text:p>67.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Olton NE Quad</text:p>
          </table:table-cell>
          <table:table-cell office:value-type="string" calcext:value-type="string">
            <text:p>199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5168" calcext:value-type="float">
            <text:p>66.49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Olton NE Quad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7888" calcext:value-type="float">
            <text:p>65.3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Olton NE Quad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568" calcext:value-type="float">
            <text:p>64.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Olton NE Quad</text:p>
          </table:table-cell>
          <table:table-cell office:value-type="string" calcext:value-type="string">
            <text:p>199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0624" calcext:value-type="float">
            <text:p>65.1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Olton NE Quad</text:p>
          </table:table-cell>
          <table:table-cell office:value-type="string" calcext:value-type="string">
            <text:p>199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8024" calcext:value-type="float">
            <text:p>63.4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Olton NE Quad</text:p>
          </table:table-cell>
          <table:table-cell office:value-type="string" calcext:value-type="string">
            <text:p>198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4376" calcext:value-type="float">
            <text:p>62.4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Olton NE Quad</text:p>
          </table:table-cell>
          <table:table-cell office:value-type="string" calcext:value-type="string">
            <text:p>198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Olton NE Quad</text:p>
          </table:table-cell>
          <table:table-cell office:value-type="string" calcext:value-type="string">
            <text:p>198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172" calcext:value-type="float">
            <text:p>67.1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Olton NE Quad</text:p>
          </table:table-cell>
          <table:table-cell office:value-type="string" calcext:value-type="string">
            <text:p>1986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8528" calcext:value-type="float">
            <text:p>66.7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Olton NE Quad</text:p>
          </table:table-cell>
          <table:table-cell office:value-type="string" calcext:value-type="string">
            <text:p>198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9008" calcext:value-type="float">
            <text:p>66.7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Olton NE Quad</text:p>
          </table:table-cell>
          <table:table-cell office:value-type="string" calcext:value-type="string">
            <text:p>198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2336" calcext:value-type="float">
            <text:p>61.3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Olton NE Quad</text:p>
          </table:table-cell>
          <table:table-cell office:value-type="string" calcext:value-type="string">
            <text:p>198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1152" calcext:value-type="float">
            <text:p>60.2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Olton NE Quad</text:p>
          </table:table-cell>
          <table:table-cell office:value-type="string" calcext:value-type="string">
            <text:p>198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0336" calcext:value-type="float">
            <text:p>56.7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Olton NE Quad</text:p>
          </table:table-cell>
          <table:table-cell office:value-type="string" calcext:value-type="string">
            <text:p>198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Olton NE Quad</text:p>
          </table:table-cell>
          <table:table-cell office:value-type="string" calcext:value-type="string">
            <text:p>197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6128" calcext:value-type="float">
            <text:p>55.1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801</text:p>
          </table:table-cell>
          <table:table-cell office:value-type="string" calcext:value-type="string">
            <text:p>Olton NE Quad</text:p>
          </table:table-cell>
          <table:table-cell office:value-type="string" calcext:value-type="string">
            <text:p>197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0768" calcext:value-type="float">
            <text:p>54.1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